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f0fb3" officeooo:paragraph-rsid="001f0fb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0d50d5" officeooo:paragraph-rsid="000b9700"/>
    </style:style>
    <style:style style:name="P5" style:family="paragraph" style:parent-style-name="Standard">
      <style:paragraph-properties fo:text-align="start" style:justify-single-word="false"/>
      <style:text-properties officeooo:rsid="0010ef08" officeooo:paragraph-rsid="001041f1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f0fb3" officeooo:paragraph-rsid="001f0fb3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35b218" officeooo:paragraph-rsid="0035b218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tyle="italic" officeooo:rsid="00230b9a" officeooo:paragraph-rsid="00230b9a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tyle="normal" officeooo:rsid="001f0fb3" officeooo:paragraph-rsid="001bd787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tyle="normal" officeooo:rsid="001f0fb3" officeooo:paragraph-rsid="0035b218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officeooo:rsid="0035b218" officeooo:paragraph-rsid="0035b218"/>
    </style:style>
    <style:style style:name="P12" style:family="paragraph" style:parent-style-name="Standard">
      <style:paragraph-properties fo:text-align="center" style:justify-single-word="false"/>
      <style:text-properties officeooo:rsid="003519e3" officeooo:paragraph-rsid="003519e3"/>
    </style:style>
    <style:style style:name="P13" style:family="paragraph" style:parent-style-name="Standard">
      <style:paragraph-properties fo:text-align="start" style:justify-single-word="false"/>
      <style:text-properties style:font-name="Liberation Serif1" officeooo:rsid="003519e3" officeooo:paragraph-rsid="003519e3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tyle="italic" officeooo:rsid="0025c9a4" officeooo:paragraph-rsid="0025c9a4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officeooo:rsid="0035ffeb" officeooo:paragraph-rsid="0035ffeb"/>
    </style:style>
    <style:style style:name="P16" style:family="paragraph" style:parent-style-name="Standard">
      <style:paragraph-properties fo:text-align="start" style:justify-single-word="false"/>
      <style:text-properties officeooo:rsid="0035ffeb" officeooo:paragraph-rsid="0035ffeb"/>
    </style:style>
    <style:style style:name="P17" style:family="paragraph" style:parent-style-name="Standard">
      <style:paragraph-properties fo:text-align="start" style:justify-single-word="false"/>
      <style:text-properties officeooo:rsid="003519e3" officeooo:paragraph-rsid="003519e3"/>
    </style:style>
    <style:style style:name="T1" style:family="text">
      <style:text-properties style:font-name="Liberation Serif1"/>
    </style:style>
    <style:style style:name="T2" style:family="text">
      <style:text-properties officeooo:rsid="003332bd"/>
    </style:style>
    <style:style style:name="T3" style:family="text">
      <style:text-properties officeooo:rsid="00343b98"/>
    </style:style>
    <style:style style:name="T4" style:family="text">
      <style:text-properties officeooo:rsid="0035ff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4">6</text:span>:</text:p>
      <text:p text:style-name="P15">Concave Mirror</text:p>
      <text:p text:style-name="P2">Background: </text:p>
      <text:p text:style-name="P16">Review the 2003 AP Pnysics B Free Response Question #4. <text:s/></text:p>
      <text:p text:style-name="P16"/>
      <text:p text:style-name="P17"><text:span text:style-name="T1"/></text:p>
      <text:p text:style-name="P13"/>
      <text:p text:style-name="P14">Objective: </text:p>
      <text:p text:style-name="P11"><text:span text:style-name="T2">I</text:span>n this experiment, students are asked to determine the number of molecules of air in the closed system. </text:p>
      <text:p text:style-name="P10"/>
      <text:p text:style-name="P9"/>
      <text:p text:style-name="P8">Materials:</text:p>
      <text:p text:style-name="P7">Boyle's Law Apparatus</text:p>
      <text:p text:style-name="P7">Thermometer</text:p>
      <text:p text:style-name="P7"/>
      <text:p text:style-name="P7">Notes: The boyle's law apparatus measures pressure in PSI and Volume in CC. <text:s/>These will need to be converted. </text:p>
      <text:p text:style-name="P6"/>
      <text:p text:style-name="P3">Procedure</text:p>
      <text:p text:style-name="P6"/>
      <text:p text:style-name="P6">The rest of this experiment is determined by the student.</text:p>
      <text:p text:style-name="P6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2-16T10:54:14.596494191</dc:date>
    <meta:editing-duration>PT1H7M30S</meta:editing-duration>
    <meta:editing-cycles>39</meta:editing-cycles>
    <meta:generator>LibreOffice/4.3.7.2$Linux_X86_64 LibreOffice_project/430$Build-2</meta:generator>
    <meta:print-date>2017-02-14T10:32:52.336328765</meta:print-date>
    <meta:document-statistic meta:table-count="0" meta:image-count="0" meta:object-count="0" meta:page-count="1" meta:paragraph-count="12" meta:word-count="69" meta:character-count="430" meta:non-whitespace-character-count="366"/>
  </office:meta>
</office:document-meta>
</file>